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deos</text:p>
      <text:p text:style-name="P1"/>
      <text:p text:style-name="P1">Get and Post to APIs using Postman: <text:a xlink:type="simple" xlink:href="https://www.youtube.com/watch?v=HmiyWFdOoJU" text:style-name="ListLabel_20_1" text:visited-style-name="ListLabel_20_1"><text:span text:style-name="T1">API Tutorial for Marketers with Postman App</text:span></text:a> </text:p>
      <text:p text:style-name="P1"><text:a xlink:type="simple" xlink:href="https://www.youtube.com/watch?v=HmiyWFdOoJU" text:style-name="ListLabel_20_1" text:visited-style-name="ListLabel_20_1"><text:span text:style-name="T1">https://www.youtube.com/watch?v=HmiyWFdOoJU</text:span></text:a></text:p>
      <text:p text:style-name="P1"/>
      <text:p text:style-name="P1">What is URL encode? From: <text:a xlink:type="simple" xlink:href="https://www.youtube.com/watch?v=jBjXVrS8nXs" text:style-name="ListLabel_20_1" text:visited-style-name="ListLabel_20_1"><text:span text:style-name="T1">How to send and capture API requests using Postman</text:span></text:a></text:p>
      <text:p text:style-name="P1"><text:a xlink:type="simple" xlink:href="https://www.youtube.com/watch?v=jBjXVrS8nXs" text:style-name="ListLabel_20_1" text:visited-style-name="ListLabel_20_1"><text:span text:style-name="T1">https://www.youtube.com/watch?v=jBjXVrS8nXs</text:span></text:a></text:p>
      <text:p text:style-name="P1"/>
      <text:p text:style-name="P1">Explanation <text:a xlink:type="simple" xlink:href="https://www.w3schools.com/tags/ref_urlencode.asp" text:style-name="ListLabel_20_1" text:visited-style-name="ListLabel_20_1"><text:span text:style-name="T1">here</text:span></text:a>.</text:p>
      <text:p text:style-name="P1"><text:a xlink:type="simple" xlink:href="https://www.w3schools.com/tags/ref_urlencode.asp" text:style-name="ListLabel_20_1" text:visited-style-name="ListLabel_20_1"><text:span text:style-name="T1">https://www.w3schools.com/tags/ref_urlencode.asp</text:span></text:a></text:p>
      <text:p text:style-name="P1"/>
      <text:p text:style-name="P1">Another good video: <text:a xlink:type="simple" xlink:href="https://www.youtube.com/watch?v=7YcW25PHnAA&amp;t=37s" text:style-name="ListLabel_20_1" text:visited-style-name="ListLabel_20_1"><text:span text:style-name="T1">REST API concepts and examples</text:span></text:a>.</text:p>
      <text:p text:style-name="P1"><text:a xlink:type="simple" xlink:href="https://www.youtube.com/watch?v=7YcW25PHnAA&amp;t=37s" text:style-name="ListLabel_20_1" text:visited-style-name="ListLabel_20_1"><text:span text:style-name="T1">https://www.youtube.com/watch?v=7YcW25PHnAA&amp;t=37s</text:span></text:a></text:p>
      <text:p text:style-name="P1"/>
      <text:p text:style-name="P1"><text:a xlink:type="simple" xlink:href="https://github.com/jbelmont/api-workshop" text:style-name="ListLabel_20_1" text:visited-style-name="ListLabel_20_1"><text:span text:style-name="T1">Notes from Jean Belmont</text:span></text:a></text:p>
      <text:p text:style-name="P1"><text:a xlink:type="simple" xlink:href="https://github.com/jbelmont/api-workshop" text:style-name="ListLabel_20_1" text:visited-style-name="ListLabel_20_1"><text:span text:style-name="T1">https://github.com/jbelmont/api-workshop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8" meta:character-count="476" meta:non-whitespace-character-count="438"/>
    <meta:generator>LibreOfficeDev/6.0.5.2$Linux_X86_64 LibreOffice_project/</meta:generator>
  </office:meta>
</office:document-meta>
</file>